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08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11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transparent_5f_crypto">
      <style:table-cell-properties fo:background-color="transparent"/>
      <style:text-properties style:font-name="Liberation Sans"/>
    </style:style>
    <style:style style:name="ce124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25" style:family="table-cell" style:parent-style-name="Default">
      <style:table-cell-properties fo:background-color="transparent"/>
      <style:text-properties style:font-name="Liberation Sans"/>
    </style:style>
    <style:style style:name="ce126" style:family="table-cell" style:parent-style-name="Default">
      <style:text-properties style:font-name="Liberation Sans"/>
    </style:style>
    <style:style style:name="ce127" style:family="table-cell" style:parent-style-name="transparent_5f_default">
      <style:table-cell-properties fo:background-color="transparent"/>
      <style:text-properties style:font-name="Liberation Sans"/>
    </style:style>
    <style:style style:name="ce128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29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2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136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137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138" style:family="table-cell" style:parent-style-name="from_5f_lot_5f_default">
      <style:table-cell-properties fo:background-color="transparent"/>
      <style:text-properties style:font-name="Liberation Sans"/>
    </style:style>
    <style:style style:name="ce139" style:family="table-cell" style:parent-style-name="from_5f_lot_5f_alt_5f_default">
      <style:table-cell-properties fo:background-color="transparent"/>
      <style:text-properties style:font-name="Liberation Sans"/>
    </style:style>
    <style:style style:name="ce140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41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taxable_5f_event_5f_default">
      <style:table-cell-properties fo:background-color="transparent"/>
      <style:text-properties style:font-name="Liberation Sans"/>
    </style:style>
    <style:style style:name="ce143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44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45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46" style:family="table-cell" style:parent-style-name="taxable_5f_event_5f_alt_5f_default">
      <style:table-cell-properties fo:background-color="transparent"/>
      <style:text-properties style:font-name="Liberation Sans"/>
    </style:style>
    <style:style style:name="ce4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0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1" style:family="table-cell" style:parent-style-name="highlighted_5f_usd">
      <style:table-cell-properties fo:background-color="transparent"/>
      <style:text-properties style:font-name="Liberation Sans"/>
    </style:style>
    <style:style style:name="ce15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4" style:family="table-cell" style:parent-style-name="highlighted_5f_usd">
      <style:table-cell-properties fo:background-color="transparent" fo:border="none"/>
      <style:text-properties style:font-name="Liberation Sans"/>
    </style:style>
    <style:style style:name="ce155" style:family="table-cell" style:parent-style-name="highlighted_5f_border_5f_usd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2" style:family="table-cell" style:parent-style-name="Default">
      <style:table-cell-properties fo:background-color="transparent" fo:border="none"/>
      <style:text-properties style:font-name="Liberation Sans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6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30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1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71" style:family="table-cell" style:parent-style-name="transparent_5f_usd">
      <style:table-cell-properties fo:background-color="transparent"/>
      <style:text-properties style:font-name="Liberation Sans"/>
    </style:style>
    <style:style style:name="ce172" style:family="table-cell" style:parent-style-name="transparent_5f_usd">
      <style:table-cell-properties fo:background-color="transparent" fo:border="none"/>
      <style:text-properties style:font-name="Liberation Sans"/>
    </style:style>
    <style:style style:name="ce173" style:family="table-cell" style:parent-style-name="transparent_5f_border_5f_usd">
      <style:table-cell-properties fo:background-color="transparent" fo:border="none"/>
      <style:text-properties style:font-name="Liberation Sans"/>
    </style:style>
    <style:style style:name="ce73" style:family="table-cell" style:parent-style-name="Default">
      <style:table-cell-properties fo:background-color="#ffffff" fo:border="none"/>
      <style:text-properties style:font-name="Liberation Sans"/>
    </style:style>
    <style:style style:name="ce174" style:family="table-cell" style:parent-style-name="Default">
      <style:table-cell-properties fo:background-color="#ffffff" fo:border="none"/>
      <style:text-properties style:font-name="Liberation Sans"/>
    </style:style>
    <style:style style:name="ce17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7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180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1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2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3" style:family="table-cell" style:parent-style-name="Default">
      <style:table-cell-properties fo:background-color="#ffffff"/>
      <style:text-properties style:font-name="Liberation Sans"/>
    </style:style>
    <style:style style:name="ce183" style:family="table-cell" style:parent-style-name="Default">
      <style:table-cell-properties fo:background-color="#ffffff"/>
      <style:text-properties style:font-name="Liberation Sans"/>
    </style:style>
    <style:style style:name="ce184" style:family="table-cell" style:parent-style-name="Default">
      <style:table-cell-properties fo:background-color="#b2b2b2" fo:border="none"/>
      <style:text-properties style:font-name="Liberation Sans"/>
    </style:style>
    <style:style style:name="ce185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1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8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189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190" style:family="table-cell" style:parent-style-name="from_5f_lot_5f_note_5f_default">
      <style:table-cell-properties fo:background-color="transparent"/>
      <style:text-properties style:font-name="Liberation Sans"/>
    </style:style>
    <style:style style:name="ce95" style:family="table-cell" style:parent-style-name="Default">
      <style:table-cell-properties fo:background-color="#b2b2b2"/>
      <style:text-properties style:font-name="Liberation Sans"/>
    </style:style>
    <style:style style:name="ce19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19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19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19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193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4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0" style:family="table-cell" style:parent-style-name="taxable_5f_event_5f_usd">
      <style:table-cell-properties fo:background-color="transparent"/>
      <style:text-properties style:font-name="Liberation Sans"/>
    </style:style>
    <style:style style:name="ce201" style:family="table-cell" style:parent-style-name="taxable_5f_event_5f_alt_5f_usd">
      <style:table-cell-properties fo:background-color="transparent"/>
      <style:text-properties style:font-name="Liberation Sans"/>
    </style:style>
    <style:style style:name="ce202" style:family="table-cell" style:parent-style-name="taxable_5f_event_5f_border_5f_usd">
      <style:table-cell-properties fo:background-color="transparent" fo:border="none"/>
      <style:text-properties style:font-name="Liberation Sans"/>
    </style:style>
    <style:style style:name="ce203" style:family="table-cell" style:parent-style-name="Default">
      <style:text-properties style:font-name="Liberation Sans" fo:font-weight="normal" style:font-weight-asian="normal" style:font-weight-complex="normal"/>
    </style:style>
    <style:style style:name="ce204" style:family="table-cell" style:parent-style-name="taxable_5f_event_5f_note_5f_default">
      <style:table-cell-properties fo:background-color="transparent"/>
      <style:text-properties style:font-name="Liberation Sans"/>
    </style:style>
    <style:style style:name="ce205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06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207" style:family="table-cell" style:parent-style-name="from_5f_lot_5f_percent">
      <style:table-cell-properties fo:background-color="transparent"/>
      <style:text-properties style:font-name="Liberation Sans"/>
    </style:style>
    <style:style style:name="ce208" style:family="table-cell" style:parent-style-name="from_5f_lot_5f_alt_5f_percent">
      <style:table-cell-properties fo:background-color="transparent"/>
      <style:text-properties style:font-name="Liberation Sans"/>
    </style:style>
    <style:style style:name="ce211" style:family="table-cell" style:parent-style-name="from_5f_lot_5f_border_5f_usd">
      <style:table-cell-properties fo:background-color="transparent" fo:border="none"/>
      <style:text-properties style:font-name="Liberation Sans"/>
    </style:style>
    <style:style style:name="ce212" style:family="table-cell" style:parent-style-name="from_5f_lot_5f_usd">
      <style:table-cell-properties fo:background-color="transparent"/>
      <style:text-properties style:font-name="Liberation Sans"/>
    </style:style>
    <style:style style:name="ce213" style:family="table-cell" style:parent-style-name="from_5f_lot_5f_alt_5f_usd">
      <style:table-cell-properties fo:background-color="transparent"/>
      <style:text-properties style:font-name="Liberation Sans"/>
    </style:style>
    <style:style style:name="ce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18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22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Donations" table:style-name="ta1">
        <table:table-column table:style-name="co19" table:default-cell-style-name="ce126"/>
        <table:table-column table:style-name="co20" table:default-cell-style-name="ce126"/>
        <table:table-column table:style-name="co21" table:default-cell-style-name="ce126"/>
        <table:table-column table:style-name="co22" table:default-cell-style-name="ce126"/>
        <table:table-column table:style-name="co12" table:default-cell-style-name="ce126"/>
        <table:table-column table:style-name="co23" table:default-cell-style-name="ce126"/>
        <table:table-column table:style-name="co24" table:default-cell-style-name="ce125"/>
        <table:table-column table:style-name="co25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default-cell-style-name="ce126"/>
        <table:table-column table:style-name="co28" table:default-cell-style-name="ce126"/>
        <table:table-column table:style-name="co29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default-cell-style-name="ce126"/>
        <table:table-row table:style-name="ro3">
          <table:table-cell table:style-name="ce222" office:value-type="string" calcext:value-type="string" table:number-columns-spanned="9" table:number-rows-spanned="1">
            <text:p>Crypto Donations</text:p>
          </table:table-cell>
          <table:covered-table-cell table:style-name="ce10"/>
          <table:covered-table-cell table:style-name="ce22"/>
          <table:covered-table-cell table:style-name="ce11"/>
          <table:covered-table-cell table:style-name="Default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table:number-columns-spanned="9" table:number-rows-spanned="1"/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22"/>
          <table:table-cell table:style-name="ce11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31"/>
          <table:table-cell table:style-name="ce11"/>
          <table:table-cell table:style-name="ce148"/>
          <table:table-cell table:style-name="ce156"/>
          <table:table-cell table:style-name="ce40"/>
          <table:table-cell table:style-name="ce57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95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31" office:value-type="string" calcext:value-type="string">
            <text:p>(b)</text:p>
          </table:table-cell>
          <table:table-cell table:style-name="ce11" office:value-type="string" calcext:value-type="string">
            <text:p>(c) </text:p>
          </table:table-cell>
          <table:table-cell table:style-name="ce131" office:value-type="string" calcext:value-type="string">
            <text:p>(d)</text:p>
          </table:table-cell>
          <table:table-cell table:style-name="ce157" office:value-type="string" calcext:value-type="string">
            <text:p>(e)</text:p>
          </table:table-cell>
          <table:table-cell table:style-name="ce161"/>
          <table:table-cell table:style-name="ce161"/>
          <table:table-cell table:style-name="ce168" office:value-type="string" calcext:value-type="string">
            <text:p>(h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132" office:value-type="string" calcext:value-type="string">
            <text:p>Date acquired</text:p>
          </table:table-cell>
          <table:table-cell table:style-name="ce12" office:value-type="string" calcext:value-type="string">
            <text:p>Date donated</text:p>
          </table:table-cell>
          <table:table-cell table:style-name="ce149" office:value-type="string" calcext:value-type="string">
            <text:p>Proceeds (price at</text:p>
          </table:table-cell>
          <table:table-cell table:style-name="ce158" office:value-type="string" calcext:value-type="string">
            <text:p>Cost or other basis.</text:p>
          </table:table-cell>
          <table:table-cell table:style-name="ce148" office:value-type="string" calcext:value-type="string">
            <text:p>(f)</text:p>
          </table:table-cell>
          <table:table-cell table:style-name="ce164" office:value-type="string" calcext:value-type="string">
            <text:p>(g)</text:p>
          </table:table-cell>
          <table:table-cell table:style-name="ce169" office:value-type="string" calcext:value-type="string">
            <text:p>Gain or (loss) </text:p>
          </table:table-cell>
          <table:table-cell table:style-name="ce177" office:value-type="string" calcext:value-type="string">
            <text:p>Transaction</text:p>
          </table:table-cell>
          <table:table-cell table:style-name="ce186" office:value-type="string" calcext:value-type="string">
            <text:p>Acquired lot fraction</text:p>
          </table:table-cell>
          <table:table-cell table:style-name="ce193" office:value-type="string" calcext:value-type="string">
            <text:p>Donate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donated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133" office:value-type="string" calcext:value-type="string">
            <text:p>(Mo., day, yr.)</text:p>
          </table:table-cell>
          <table:table-cell table:style-name="ce13" office:value-type="string" calcext:value-type="string">
            <text:p>(Mo., day, yr.)</text:p>
          </table:table-cell>
          <table:table-cell table:style-name="ce150" office:value-type="string" calcext:value-type="string">
            <text:p>time of donation)</text:p>
          </table:table-cell>
          <table:table-cell table:style-name="ce159"/>
          <table:table-cell table:style-name="ce150"/>
          <table:table-cell table:style-name="ce159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87"/>
          <table:table-cell table:style-name="ce194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4/01/2019</text:p>
          </table:table-cell>
          <table:table-cell table:style-name="taxable_event_note_default" office:value-type="string">
            <text:p>04/12/2019</text:p>
          </table:table-cell>
          <table:table-cell table:style-name="taxable_event_note_usd" office:value="54197.0" office:value-type="float"/>
          <table:table-cell table:style-name="from_lot_note_usd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758.0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2/2: 3.79000000 of 4.00000000 B2</text:p>
          </table:table-cell>
          <table:table-cell table:style-name="taxable_event_note_default" office:value-type="string">
            <text:p>1/1: 3.79000000 of 3.79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2 17:5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4/01/2019</text:p>
          </table:table-cell>
          <table:table-cell table:style-name="taxable_event_note_default" office:value-type="string">
            <text:p>04/12/2019</text:p>
          </table:table-cell>
          <table:table-cell table:style-name="taxable_event_note_usd" office:value="54197.0" office:value-type="float"/>
          <table:table-cell table:style-name="from_lot_note_usd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758.0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2/2: 3.79000000 of 4.00000000 B4</text:p>
          </table:table-cell>
          <table:table-cell table:style-name="taxable_event_note_default" office:value-type="string">
            <text:p>1/1: 3.79000000 of 3.79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2 17:5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ifts" table:style-name="ta1">
        <table:table-column table:style-name="co19" table:default-cell-style-name="ce126"/>
        <table:table-column table:style-name="co20" table:default-cell-style-name="ce126"/>
        <table:table-column table:style-name="co21" table:default-cell-style-name="ce126"/>
        <table:table-column table:style-name="co22" table:default-cell-style-name="ce126"/>
        <table:table-column table:style-name="co12" table:default-cell-style-name="ce126"/>
        <table:table-column table:style-name="co23" table:default-cell-style-name="ce126"/>
        <table:table-column table:style-name="co24" table:default-cell-style-name="ce125"/>
        <table:table-column table:style-name="co25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default-cell-style-name="ce126"/>
        <table:table-column table:style-name="co28" table:default-cell-style-name="ce126"/>
        <table:table-column table:style-name="co29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default-cell-style-name="ce126"/>
        <table:table-row table:style-name="ro3">
          <table:table-cell table:style-name="ce5" office:value-type="string" calcext:value-type="string" table:number-columns-spanned="9" table:number-rows-spanned="1">
            <text:p>Crypto Gifts</text:p>
          </table:table-cell>
          <table:covered-table-cell table:style-name="ce10"/>
          <table:covered-table-cell table:style-name="ce22"/>
          <table:covered-table-cell table:style-name="Default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table:number-columns-spanned="9" table:number-rows-spanned="1"/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22"/>
          <table:table-cell table:style-name="ce11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31"/>
          <table:table-cell table:style-name="ce11"/>
          <table:table-cell table:style-name="ce148"/>
          <table:table-cell table:style-name="ce156"/>
          <table:table-cell table:style-name="ce40"/>
          <table:table-cell table:style-name="ce57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95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31" office:value-type="string" calcext:value-type="string">
            <text:p>(b)</text:p>
          </table:table-cell>
          <table:table-cell table:style-name="ce11" office:value-type="string" calcext:value-type="string">
            <text:p>(c) </text:p>
          </table:table-cell>
          <table:table-cell table:style-name="ce131" office:value-type="string" calcext:value-type="string">
            <text:p>(d)</text:p>
          </table:table-cell>
          <table:table-cell table:style-name="ce157" office:value-type="string" calcext:value-type="string">
            <text:p>(e)</text:p>
          </table:table-cell>
          <table:table-cell table:style-name="ce161"/>
          <table:table-cell table:style-name="ce161"/>
          <table:table-cell table:style-name="ce168" office:value-type="string" calcext:value-type="string">
            <text:p>(h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132" office:value-type="string" calcext:value-type="string">
            <text:p>Date acquired</text:p>
          </table:table-cell>
          <table:table-cell table:style-name="ce12" office:value-type="string" calcext:value-type="string">
            <text:p>Date gifted</text:p>
          </table:table-cell>
          <table:table-cell table:style-name="ce149" office:value-type="string" calcext:value-type="string">
            <text:p>Proceeds (price at</text:p>
          </table:table-cell>
          <table:table-cell table:style-name="ce158" office:value-type="string" calcext:value-type="string">
            <text:p>Cost or other basis.</text:p>
          </table:table-cell>
          <table:table-cell table:style-name="ce148" office:value-type="string" calcext:value-type="string">
            <text:p>(f)</text:p>
          </table:table-cell>
          <table:table-cell table:style-name="ce164" office:value-type="string" calcext:value-type="string">
            <text:p>(g)</text:p>
          </table:table-cell>
          <table:table-cell table:style-name="ce169" office:value-type="string" calcext:value-type="string">
            <text:p>Gain or (loss) </text:p>
          </table:table-cell>
          <table:table-cell table:style-name="ce177" office:value-type="string" calcext:value-type="string">
            <text:p>Transaction</text:p>
          </table:table-cell>
          <table:table-cell table:style-name="ce186" office:value-type="string" calcext:value-type="string">
            <text:p>Acquired lot fraction</text:p>
          </table:table-cell>
          <table:table-cell table:style-name="ce193" office:value-type="string" calcext:value-type="string">
            <text:p>Gifte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gifted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133" office:value-type="string" calcext:value-type="string">
            <text:p>(Mo., day, yr.)</text:p>
          </table:table-cell>
          <table:table-cell table:style-name="ce13" office:value-type="string" calcext:value-type="string">
            <text:p>(Mo., day, yr.)</text:p>
          </table:table-cell>
          <table:table-cell table:style-name="ce150" office:value-type="string" calcext:value-type="string">
            <text:p>time of gift)</text:p>
          </table:table-cell>
          <table:table-cell table:style-name="ce159"/>
          <table:table-cell table:style-name="ce150"/>
          <table:table-cell table:style-name="ce159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87"/>
          <table:table-cell table:style-name="ce194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8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2/01/2017</text:p>
          </table:table-cell>
          <table:table-cell table:style-name="taxable_event_note_default" office:value-type="string">
            <text:p>04/11/2019</text:p>
          </table:table-cell>
          <table:table-cell table:style-name="taxable_event_note_usd" office:value="25560.0" office:value-type="float"/>
          <table:table-cell table:style-name="from_lot_note_usd" office:value="216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96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2/2: 1.80000000 of 2.00000000 B2</text:p>
          </table:table-cell>
          <table:table-cell table:style-name="taxable_event_note_default" office:value-type="string">
            <text:p>1/3: 1.80000000 of 5.0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3/01/2018</text:p>
          </table:table-cell>
          <table:table-cell table:style-name="taxable_event_note_default" office:value-type="string">
            <text:p>04/11/2019</text:p>
          </table:table-cell>
          <table:table-cell table:style-name="taxable_event_note_usd" office:value="42600.0" office:value-type="float"/>
          <table:table-cell table:style-name="from_lot_note_usd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60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1: 3.00000000 of 3.00000000 B2</text:p>
          </table:table-cell>
          <table:table-cell table:style-name="taxable_event_note_default" office:value-type="string">
            <text:p>2/3: 3.00000000 of 5.0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4/01/2019</text:p>
          </table:table-cell>
          <table:table-cell table:style-name="taxable_event_note_default" office:value-type="string">
            <text:p>04/11/2019</text:p>
          </table:table-cell>
          <table:table-cell table:style-name="taxable_event_note_usd" office:value="2840.0" office:value-type="float"/>
          <table:table-cell table:style-name="from_lot_note_usd" office:value="28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2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2: 0.20000000 of 4.00000000 B2</text:p>
          </table:table-cell>
          <table:table-cell table:style-name="taxable_event_note_default" office:value-type="string">
            <text:p>3/3: 0.20000000 of 5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1.79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2/01/2017</text:p>
          </table:table-cell>
          <table:table-cell table:style-name="taxable_event_note_default" office:value-type="string">
            <text:p>04/11/2019</text:p>
          </table:table-cell>
          <table:table-cell table:style-name="taxable_event_note_usd" office:value="25418.0" office:value-type="float"/>
          <table:table-cell table:style-name="from_lot_note_usd" office:value="214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938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2/2: 1.79000000 of 2.00000000 B4</text:p>
          </table:table-cell>
          <table:table-cell table:style-name="taxable_event_note_default" office:value-type="string">
            <text:p>1/3: 1.79000000 of 5.00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3/01/2018</text:p>
          </table:table-cell>
          <table:table-cell table:style-name="taxable_event_note_default" office:value-type="string">
            <text:p>04/11/2019</text:p>
          </table:table-cell>
          <table:table-cell table:style-name="taxable_event_note_usd" office:value="42600.0" office:value-type="float"/>
          <table:table-cell table:style-name="from_lot_note_usd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60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1: 3.00000000 of 3.00000000 B4</text:p>
          </table:table-cell>
          <table:table-cell table:style-name="taxable_event_note_default" office:value-type="string">
            <text:p>2/3: 3.00000000 of 5.00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4/01/2019</text:p>
          </table:table-cell>
          <table:table-cell table:style-name="taxable_event_note_default" office:value-type="string">
            <text:p>04/11/2019</text:p>
          </table:table-cell>
          <table:table-cell table:style-name="taxable_event_note_usd" office:value="2982.0" office:value-type="float"/>
          <table:table-cell table:style-name="from_lot_note_usd" office:value="296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21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2: 0.21000000 of 4.00000000 B4</text:p>
          </table:table-cell>
          <table:table-cell table:style-name="taxable_event_note_default" office:value-type="string">
            <text:p>3/3: 0.21000000 of 5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Hard Forks" table:style-name="ta1">
        <table:table-column table:style-name="co19" table:default-cell-style-name="ce126"/>
        <table:table-column table:style-name="co20" table:default-cell-style-name="ce126"/>
        <table:table-column table:style-name="co21" table:visibility="collapse" table:default-cell-style-name="ce126"/>
        <table:table-column table:style-name="co22" table:default-cell-style-name="ce126"/>
        <table:table-column table:style-name="co12" table:visibility="collapse" table:default-cell-style-name="ce126"/>
        <table:table-column table:style-name="co23" table:visibility="collapse" table:default-cell-style-name="ce126"/>
        <table:table-column table:style-name="co24" table:visibility="collapse" table:default-cell-style-name="ce125"/>
        <table:table-column table:style-name="co25" table:visibility="collapse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visibility="collapse" table:default-cell-style-name="ce126"/>
        <table:table-column table:style-name="co28" table:visibility="collapse" table:default-cell-style-name="ce126"/>
        <table:table-column table:style-name="co29" table:visibility="collapse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default-cell-style-name="ce126"/>
        <table:table-row table:style-name="ro3">
          <table:table-cell table:style-name="ce5" office:value-type="string" calcext:value-type="string" table:number-columns-spanned="14" table:number-rows-spanned="1">
            <text:p>Crypto Hard Forks</text:p>
          </table:table-cell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covered-table-cell table:style-name="ce7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table:number-columns-spanned="14" table:number-rows-spanned="1"/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covered-table-cell table:style-name="ce7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22"/>
          <table:table-cell table:style-name="ce11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57"/>
          <table:table-cell table:style-name="ce168"/>
          <table:table-cell table:style-name="ce289"/>
          <table:table-cell table:style-name="ce40"/>
          <table:table-cell table:style-name="ce40"/>
          <table:table-cell table:style-name="ce309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95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57"/>
          <table:table-cell table:style-name="ce168" office:value-type="string" calcext:value-type="string">
            <text:p>(b) </text:p>
          </table:table-cell>
          <table:table-cell table:style-name="ce168"/>
          <table:table-cell table:style-name="ce22"/>
          <table:table-cell table:style-name="ce40"/>
          <table:table-cell table:style-name="ce156"/>
          <table:table-cell table:style-name="ce168" office:value-type="string" calcext:value-type="string">
            <text:p>(c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220"/>
          <table:table-cell table:style-name="ce169" office:value-type="string" calcext:value-type="string">
            <text:p>Date acquired</text:p>
          </table:table-cell>
          <table:table-cell table:style-name="ce308"/>
          <table:table-cell table:style-name="ce158"/>
          <table:table-cell table:style-name="ce40"/>
          <table:table-cell table:style-name="ce156"/>
          <table:table-cell table:style-name="ce169" office:value-type="string" calcext:value-type="string">
            <text:p>Gain</text:p>
          </table:table-cell>
          <table:table-cell table:style-name="ce177" office:value-type="string" calcext:value-type="string">
            <text:p>Transaction</text:p>
          </table:table-cell>
          <table:table-cell table:style-name="ce116"/>
          <table:table-cell table:style-name="ce177" office:value-type="string" calcext:value-type="string">
            <text:p>Earne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acquired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228"/>
          <table:table-cell table:style-name="ce286" office:value-type="string" calcext:value-type="string">
            <text:p>(Mo., day, yr.)</text:p>
          </table:table-cell>
          <table:table-cell table:style-name="ce170"/>
          <table:table-cell table:style-name="ce159"/>
          <table:table-cell table:style-name="ce159"/>
          <table:table-cell table:style-name="ce310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17"/>
          <table:table-cell table:style-name="ce178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3.0" office:value-type="float"/>
          <table:table-cell table:style-name="transparent_border_default" office:value-type="string">
            <text:p>B1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3/01/2018</text:p>
          </table:table-cell>
          <table:table-cell table:style-name="taxable_event_note_border_usd" office:value="39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usd" office:value="39000.0" office:value-type="float"/>
          <table:table-cell table:style-name="taxable_event_note_border_default" office:value-type="string">
            <text:p>IN / HARDFORK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3.00000000 of 3.00000000 B1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8-03-01 09:45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border_crypto" office:value="3.0" office:value-type="float"/>
          <table:table-cell table:style-name="transparent_border_default" office:value-type="string">
            <text:p>B4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3/01/2018</text:p>
          </table:table-cell>
          <table:table-cell table:style-name="taxable_event_note_border_usd" office:value="39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usd" office:value="39000.0" office:value-type="float"/>
          <table:table-cell table:style-name="taxable_event_note_border_default" office:value-type="string">
            <text:p>IN / HARDFORK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3.00000000 of 3.00000000 B4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8-03-01 09:45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Mining" table:style-name="ta1">
        <table:table-column table:style-name="co19" table:default-cell-style-name="ce126"/>
        <table:table-column table:style-name="co20" table:default-cell-style-name="ce126"/>
        <table:table-column table:style-name="co21" table:visibility="collapse" table:default-cell-style-name="ce126"/>
        <table:table-column table:style-name="co22" table:default-cell-style-name="ce126"/>
        <table:table-column table:style-name="co12" table:visibility="collapse" table:default-cell-style-name="ce126"/>
        <table:table-column table:style-name="co23" table:visibility="collapse" table:default-cell-style-name="ce126"/>
        <table:table-column table:style-name="co24" table:visibility="collapse" table:default-cell-style-name="ce125"/>
        <table:table-column table:style-name="co25" table:visibility="collapse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visibility="collapse" table:default-cell-style-name="ce126"/>
        <table:table-column table:style-name="co28" table:visibility="collapse" table:default-cell-style-name="ce126"/>
        <table:table-column table:style-name="co29" table:visibility="collapse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default-cell-style-name="ce126"/>
        <table:table-row table:style-name="ro3">
          <table:table-cell table:style-name="ce5" office:value-type="string" calcext:value-type="string" table:number-columns-spanned="14" table:number-rows-spanned="1">
            <text:p>Crypto Mining</text:p>
          </table:table-cell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covered-table-cell table:style-name="ce7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table:number-columns-spanned="14" table:number-rows-spanned="1"/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covered-table-cell table:style-name="ce7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22"/>
          <table:table-cell table:style-name="ce11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57"/>
          <table:table-cell table:style-name="ce168"/>
          <table:table-cell table:style-name="ce289"/>
          <table:table-cell table:style-name="ce40"/>
          <table:table-cell table:style-name="ce40"/>
          <table:table-cell table:style-name="ce309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95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57"/>
          <table:table-cell table:style-name="ce168" office:value-type="string" calcext:value-type="string">
            <text:p>(b) </text:p>
          </table:table-cell>
          <table:table-cell table:style-name="ce168"/>
          <table:table-cell table:style-name="ce22"/>
          <table:table-cell table:style-name="ce40"/>
          <table:table-cell table:style-name="ce156"/>
          <table:table-cell table:style-name="ce168" office:value-type="string" calcext:value-type="string">
            <text:p>(c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220"/>
          <table:table-cell table:style-name="ce169" office:value-type="string" calcext:value-type="string">
            <text:p>Date earned</text:p>
          </table:table-cell>
          <table:table-cell table:style-name="ce308"/>
          <table:table-cell table:style-name="ce158"/>
          <table:table-cell table:style-name="ce40"/>
          <table:table-cell table:style-name="ce156"/>
          <table:table-cell table:style-name="ce169" office:value-type="string" calcext:value-type="string">
            <text:p>Gain</text:p>
          </table:table-cell>
          <table:table-cell table:style-name="ce177" office:value-type="string" calcext:value-type="string">
            <text:p>Transaction</text:p>
          </table:table-cell>
          <table:table-cell table:style-name="ce116"/>
          <table:table-cell table:style-name="ce177" office:value-type="string" calcext:value-type="string">
            <text:p>Earne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earned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228"/>
          <table:table-cell table:style-name="ce286" office:value-type="string" calcext:value-type="string">
            <text:p>(Mo., day, yr.)</text:p>
          </table:table-cell>
          <table:table-cell table:style-name="ce170"/>
          <table:table-cell table:style-name="ce159"/>
          <table:table-cell table:style-name="ce159"/>
          <table:table-cell table:style-name="ce310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17"/>
          <table:table-cell table:style-name="ce178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3.0" office:value-type="float"/>
          <table:table-cell table:style-name="transparent_border_default" office:value-type="string">
            <text:p>B2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3/01/2018</text:p>
          </table:table-cell>
          <table:table-cell table:style-name="taxable_event_note_border_usd" office:value="39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usd" office:value="39000.0" office:value-type="float"/>
          <table:table-cell table:style-name="taxable_event_note_border_default" office:value-type="string">
            <text:p>IN / MINING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3.00000000 of 3.00000000 B2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8-03-01 09:45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Wages" table:style-name="ta1">
        <table:table-column table:style-name="co19" table:default-cell-style-name="ce126"/>
        <table:table-column table:style-name="co20" table:default-cell-style-name="ce126"/>
        <table:table-column table:style-name="co21" table:visibility="collapse" table:default-cell-style-name="ce126"/>
        <table:table-column table:style-name="co22" table:default-cell-style-name="ce126"/>
        <table:table-column table:style-name="co12" table:visibility="collapse" table:default-cell-style-name="ce126"/>
        <table:table-column table:style-name="co23" table:visibility="collapse" table:default-cell-style-name="ce126"/>
        <table:table-column table:style-name="co24" table:visibility="collapse" table:default-cell-style-name="ce125"/>
        <table:table-column table:style-name="co25" table:visibility="collapse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visibility="collapse" table:default-cell-style-name="ce126"/>
        <table:table-column table:style-name="co28" table:visibility="collapse" table:default-cell-style-name="ce126"/>
        <table:table-column table:style-name="co29" table:visibility="collapse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default-cell-style-name="ce126"/>
        <table:table-row table:style-name="ro3">
          <table:table-cell table:style-name="ce5" office:value-type="string" calcext:value-type="string" table:number-columns-spanned="14" table:number-rows-spanned="1">
            <text:p>Crypto Wages</text:p>
          </table:table-cell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covered-table-cell table:style-name="ce7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table:number-columns-spanned="14" table:number-rows-spanned="1"/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covered-table-cell table:style-name="ce7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22"/>
          <table:table-cell table:style-name="ce11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57"/>
          <table:table-cell table:style-name="ce168"/>
          <table:table-cell table:style-name="ce289"/>
          <table:table-cell table:style-name="ce40"/>
          <table:table-cell table:style-name="ce40"/>
          <table:table-cell table:style-name="ce309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95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57"/>
          <table:table-cell table:style-name="ce168" office:value-type="string" calcext:value-type="string">
            <text:p>(b) </text:p>
          </table:table-cell>
          <table:table-cell table:style-name="ce168"/>
          <table:table-cell table:style-name="ce22"/>
          <table:table-cell table:style-name="ce40"/>
          <table:table-cell table:style-name="ce156"/>
          <table:table-cell table:style-name="ce168" office:value-type="string" calcext:value-type="string">
            <text:p>(c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220"/>
          <table:table-cell table:style-name="ce169" office:value-type="string" calcext:value-type="string">
            <text:p>Date earned</text:p>
          </table:table-cell>
          <table:table-cell table:style-name="ce308"/>
          <table:table-cell table:style-name="ce158"/>
          <table:table-cell table:style-name="ce40"/>
          <table:table-cell table:style-name="ce156"/>
          <table:table-cell table:style-name="ce169" office:value-type="string" calcext:value-type="string">
            <text:p>Gain</text:p>
          </table:table-cell>
          <table:table-cell table:style-name="ce177" office:value-type="string" calcext:value-type="string">
            <text:p>Transaction</text:p>
          </table:table-cell>
          <table:table-cell table:style-name="ce116"/>
          <table:table-cell table:style-name="ce177" office:value-type="string" calcext:value-type="string">
            <text:p>Earne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earned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228"/>
          <table:table-cell table:style-name="ce286" office:value-type="string" calcext:value-type="string">
            <text:p>(Mo., day, yr.)</text:p>
          </table:table-cell>
          <table:table-cell table:style-name="ce170"/>
          <table:table-cell table:style-name="ce159"/>
          <table:table-cell table:style-name="ce159"/>
          <table:table-cell table:style-name="ce310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17"/>
          <table:table-cell table:style-name="ce178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3.0" office:value-type="float"/>
          <table:table-cell table:style-name="transparent_border_default" office:value-type="string">
            <text:p>B3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3/01/2018</text:p>
          </table:table-cell>
          <table:table-cell table:style-name="taxable_event_note_border_usd" office:value="39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usd" office:value="39000.0" office:value-type="float"/>
          <table:table-cell table:style-name="taxable_event_note_border_default" office:value-type="string">
            <text:p>IN / WAGES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3.00000000 of 3.00000000 B3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8-03-01 09:45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usd" style:display-name="transparent_usd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usd" style:display-name="taxable_event_usd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from_5f_lot_5f_alt_5f_crypto" style:display-name="from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usd" style:display-name="taxable_event_alt_usd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from_5f_lot_5f_default" style:display-name="from_lot_default" style:family="table-cell" style:parent-style-name="RP2">
      <style:table-cell-properties fo:background-color="#bf819e"/>
    </style:style>
    <style:style style:name="from_5f_lot_5f_usd" style:display-name="from_lot_usd" style:family="table-cell" style:parent-style-name="RP2" style:data-style-name="N104">
      <style:table-cell-properties fo:background-color="#bf819e"/>
    </style:style>
    <style:style style:name="from_5f_lot_5f_crypto" style:display-name="from_lot_crypto" style:family="table-cell" style:parent-style-name="RP2" style:data-style-name="N122">
      <style:table-cell-properties fo:background-color="#bf819e"/>
    </style:style>
    <style:style style:name="from_5f_lot_5f_percent" style:display-name="from_lot_percent" style:family="table-cell" style:parent-style-name="RP2" style:data-style-name="N123">
      <style:table-cell-properties fo:background-color="#bf819e"/>
    </style:style>
    <style:style style:name="from_5f_lot_5f_alt_5f_default" style:display-name="from_lot_alt_default" style:family="table-cell" style:parent-style-name="RP2">
      <style:table-cell-properties fo:background-color="#e0a8bd"/>
    </style:style>
    <style:style style:name="from_5f_lot_5f_alt_5f_usd" style:display-name="from_lot_alt_usd" style:family="table-cell" style:parent-style-name="RP2" style:data-style-name="N104">
      <style:table-cell-properties fo:background-color="#e0a8bd"/>
    </style:style>
    <style:style style:name="from_5f_lot_5f_alt_5f_percent" style:display-name="from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usd" style:display-name="highlighted_usd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from_5f_lot_5f_note_5f_default" style:display-name="from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usd" style:display-name="bold_usd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usd" style:display-name="transparent_border_usd" style:family="table-cell" style:parent-style-name="transparent_5f_usd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usd" style:display-name="taxable_event_border_usd" style:family="table-cell" style:parent-style-name="taxable_5f_even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usd" style:display-name="taxable_event_alt_border_usd" style:family="table-cell" style:parent-style-name="taxable_5f_event_5f_al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default" style:display-name="from_lot_border_default" style:family="table-cell" style:parent-style-name="from_5f_lo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usd" style:display-name="from_lot_border_usd" style:family="table-cell" style:parent-style-name="from_5f_lot_5f_usd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crypto" style:display-name="from_lot_border_crypto" style:family="table-cell" style:parent-style-name="from_5f_lo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percent" style:display-name="from_lot_border_percent" style:family="table-cell" style:parent-style-name="from_5f_lo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default" style:display-name="from_lot_alt_border_default" style:family="table-cell" style:parent-style-name="from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usd" style:display-name="from_lot_alt_border_usd" style:family="table-cell" style:parent-style-name="from_5f_lot_5f_alt_5f_usd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crypto" style:display-name="from_lot_alt_border_crypto" style:family="table-cell" style:parent-style-name="from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percent" style:display-name="from_lot_alt_border_percent" style:family="table-cell" style:parent-style-name="from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usd" style:display-name="highlighted_border_usd" style:family="table-cell" style:parent-style-name="highlighted_5f_usd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default" style:display-name="from_lot_note_border_default" style:family="table-cell" style:parent-style-name="from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usd" style:display-name="bold_border_usd" style:family="table-cell" style:parent-style-name="bold_5f_usd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usd" style:display-name="taxable_event_note_usd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from_5f_lot_5f_note_5f_usd" style:display-name="from_lot_note_usd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usd" style:display-name="taxable_event_note_border_usd" style:family="table-cell" style:parent-style-name="taxable_5f_event_5f_note_5f_usd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usd" style:display-name="from_lot_note_border_usd" style:family="table-cell" style:parent-style-name="from_5f_lot_5f_note_5f_usd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3">00/00/0000</text:date>, <text:time style:data-style-name="N2" text:time-value="16:33:52.0930733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1-10-06T17:20:00.498066</dc:date>
    <meta:editing-duration>P1DT8H44M51S</meta:editing-duration>
    <meta:editing-cycles>93</meta:editing-cycles>
    <meta:generator>http://pypi.python.org/pypi/ezodf/0.1.0$Python3.8.10 (default, Sep 28 2021, 16:10:42) 
[GCC 9.3.0]</meta:generator>
    <meta:document-statistic meta:table-count="13" meta:cell-count="508" meta:object-count="0"/>
  </office:meta>
</office:document-meta>
</file>